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table:style-name="ce2"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0-17">
            <text:p>17/10/11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/>
          <table:table-cell table:style-name="ce2"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table:style-name="ce2"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43.5">
            <text:p>43,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5">25/10/2011</text:date>, <text:time>00:37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0-25T00:37:19</dc:date>
    <dc:creator>david </dc:creator>
    <meta:editing-duration>PT00H06M56S</meta:editing-duration>
    <meta:editing-cycles>8</meta:editing-cycles>
    <meta:generator>OpenOffice.org/3.2$Unix OpenOffice.org_project/320m12$Build-9483</meta:generator>
    <meta:document-statistic meta:table-count="3" meta:cell-count="28" meta:object-count="0"/>
  </office:meta>
</office:document-meta>
</file>